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5.5076in" fo:margin-left="0in" fo:margin-top="0in" fo:margin-bottom="0in" table:align="left" style:writing-mode="page"/>
    </style:style>
    <style:style style:name="Table1.A" style:family="table-column">
      <style:table-column-properties style:column-width="0.4549in"/>
    </style:style>
    <style:style style:name="Table1.B" style:family="table-column">
      <style:table-column-properties style:column-width="1.0549in"/>
    </style:style>
    <style:style style:name="Table1.C" style:family="table-column">
      <style:table-column-properties style:column-width="2.7472in"/>
    </style:style>
    <style:style style:name="Table1.D" style:family="table-column">
      <style:table-column-properties style:column-width="1.250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/>
    </style:style>
    <style:style style:name="Table2" style:family="table">
      <style:table-properties style:width="4.7201in" fo:margin-left="0in" fo:margin-top="0in" fo:margin-bottom="0in" table:align="left" style:writing-mode="page"/>
    </style:style>
    <style:style style:name="Table2.A" style:family="table-column">
      <style:table-column-properties style:column-width="0.4479in"/>
    </style:style>
    <style:style style:name="Table2.B" style:family="table-column">
      <style:table-column-properties style:column-width="0.9667in"/>
    </style:style>
    <style:style style:name="Table2.C" style:family="table-column">
      <style:table-column-properties style:column-width="3.305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04in" fo:border="none"/>
    </style:style>
    <style:style style:name="Table3" style:family="table">
      <style:table-properties style:width="4.0813in" fo:margin-left="0in" fo:margin-top="0in" fo:margin-bottom="0in" table:align="left" style:writing-mode="page"/>
    </style:style>
    <style:style style:name="Table3.A" style:family="table-column">
      <style:table-column-properties style:column-width="0.9757in"/>
    </style:style>
    <style:style style:name="Table3.B" style:family="table-column">
      <style:table-column-properties style:column-width="1.0535in"/>
    </style:style>
    <style:style style:name="Table3.C" style:family="table-column">
      <style:table-column-properties style:column-width="2.052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04in" fo:border="none"/>
    </style:style>
    <style:style style:name="Table4" style:family="table">
      <style:table-properties style:width="5.3938in" fo:margin-left="0in" fo:margin-top="0in" fo:margin-bottom="0in" table:align="left" style:writing-mode="page"/>
    </style:style>
    <style:style style:name="Table4.A" style:family="table-column">
      <style:table-column-properties style:column-width="2.4965in"/>
    </style:style>
    <style:style style:name="Table4.B" style:family="table-column">
      <style:table-column-properties style:column-width="2.897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104in" fo:border="none"/>
    </style:style>
    <style:style style:name="P1" style:family="paragraph" style:parent-style-name="Styl1">
      <style:paragraph-properties fo:margin-top="0.3335in" fo:margin-bottom="0.0835in" style:contextual-spacing="false" fo:line-height="100%"/>
    </style:style>
    <style:style style:name="P2" style:family="paragraph" style:parent-style-name="Heading_20_2">
      <style:paragraph-properties fo:margin-top="0in" fo:margin-bottom="0.0555in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6pt" fo:font-weight="bold" style:font-size-asian="16pt" style:font-weight-asian="bold" style:font-name-complex="Aptos2" style:font-size-complex="16pt"/>
    </style:style>
    <style:style style:name="P5" style:family="paragraph" style:parent-style-name="Heading_20_2" style:list-style-name="WWNum9"/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Standard" style:list-style-name="WWNum1"/>
    <style:style style:name="P8" style:family="paragraph" style:parent-style-name="List_20_Paragraph" style:list-style-name="WWNum10"/>
    <style:style style:name="P9" style:family="paragraph" style:parent-style-name="Standard" style:list-style-name="WWNum2"/>
    <style:style style:name="P10" style:family="paragraph" style:parent-style-name="Standard">
      <style:paragraph-properties fo:margin-top="0in" fo:margin-bottom="0.111in" style:contextual-spacing="false"/>
    </style:style>
    <style:style style:name="P11" style:family="paragraph" style:parent-style-name="Standard">
      <style:paragraph-properties fo:margin-top="0in" fo:margin-bottom="0.111in" style:contextual-spacing="false" fo:line-height="100%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 style:list-style-name="WWNum3"/>
    <style:style style:name="P14" style:family="paragraph" style:parent-style-name="Standard">
      <style:paragraph-properties fo:margin-left="0.5in"/>
      <style:text-properties style:font-name="Calibri" style:font-name-complex="Calibri1"/>
    </style:style>
    <style:style style:name="P15" style:family="paragraph" style:parent-style-name="Standard" style:list-style-name="WWNum4"/>
    <style:style style:name="P16" style:family="paragraph" style:parent-style-name="Standard">
      <style:text-properties style:font-name="Calibri" style:font-name-complex="Calibri1"/>
    </style:style>
    <style:style style:name="P17" style:family="paragraph" style:parent-style-name="Standard">
      <style:paragraph-properties fo:margin-top="0in" fo:margin-bottom="0.111in" style:contextual-spacing="false"/>
      <style:text-properties style:font-name="Calibri" style:font-name-complex="Calibri1"/>
    </style:style>
    <style:style style:name="P18" style:family="paragraph" style:parent-style-name="Standard" style:list-style-name="WWNum5"/>
    <style:style style:name="P19" style:family="paragraph" style:parent-style-name="Standard" style:list-style-name="WWNum6"/>
    <style:style style:name="P20" style:family="paragraph" style:parent-style-name="Standard" style:list-style-name="WWNum7"/>
    <style:style style:name="P21" style:family="paragraph" style:parent-style-name="Standard" style:list-style-name="WWNum8"/>
    <style:style style:name="P22" style:family="paragraph" style:parent-style-name="List_20_Paragraph" style:list-style-name="WWNum11"/>
    <style:style style:name="P23" style:family="paragraph" style:parent-style-name="List_20_Paragraph" style:list-style-name="WWNum12"/>
    <style:style style:name="P24" style:family="paragraph" style:parent-style-name="List_20_Paragraph" style:list-style-name="WWNum13"/>
    <style:style style:name="P25" style:family="paragraph" style:parent-style-name="List_20_Paragraph" style:list-style-name="WWNum13">
      <style:paragraph-properties fo:margin-top="0in" fo:margin-bottom="0.111in" style:contextual-spacing="true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weight="bold" style:font-weight-asian="bold" style:font-family-complex="'Aptos Display'" style:font-family-generic-complex="system" style:font-pitch-complex="variable"/>
    </style:style>
    <style:style style:name="T3" style:family="text">
      <style:text-properties style:use-window-font-color="true" loext:opacity="0%" style:font-family-complex="'Aptos Display'" style:font-family-generic-complex="system" style:font-pitch-complex="variable"/>
    </style:style>
    <style:style style:name="T4" style:family="text">
      <style:text-properties style:use-window-font-color="true" loext:opacity="0%" style:font-name="Aptos" fo:font-weight="bold" style:font-weight-asian="bold" style:font-name-complex="Aptos2"/>
    </style:style>
    <style:style style:name="T5" style:family="text">
      <style:text-properties style:use-window-font-color="true" loext:opacity="0%" style:font-name="Aptos" style:font-name-complex="Aptos2" fo:background-color="#ffff00"/>
    </style:style>
    <style:style style:name="T6" style:family="text">
      <style:text-properties style:use-window-font-color="true" loext:opacity="0%" style:font-name="Aptos" fo:font-weight="bold" style:font-weight-asian="bold" style:font-name-complex="Aptos2" fo:background-color="#ffff00"/>
    </style:style>
    <style:style style:name="T7" style:family="text">
      <style:text-properties fo:font-size="16pt" fo:font-weight="bold" style:font-size-asian="16pt" style:font-weight-asian="bold" style:font-name-complex="Aptos2" style:font-size-complex="16pt"/>
    </style:style>
    <style:style style:name="T8" style:family="text">
      <style:text-properties fo:font-size="16pt" style:font-size-asian="16pt" style:font-name-complex="Aptos2" style:font-size-complex="16pt"/>
    </style:style>
    <style:style style:name="T9" style:family="text">
      <style:text-properties style:use-window-font-color="true" loext:opacity="0%" style:font-name="Calibri" fo:font-weight="bold" style:letter-kerning="false" style:font-name-asian="Calibri1" style:language-asian="cs" style:country-asian="CZ" style:font-weight-asian="bold" style:font-name-complex="Calibri1" style:font-weight-complex="bold"/>
    </style:style>
    <style:style style:name="T10" style:family="text">
      <style:text-properties style:font-name="Calibri" style:font-name-complex="Calibri1"/>
    </style:style>
    <style:style style:name="T11" style:family="text">
      <style:text-properties style:font-name="Calibri" fo:font-weight="bold" style:font-weight-asian="bold" style:font-name-complex="Calibri1" style:font-weight-complex="bold"/>
    </style:style>
    <style:style style:name="T12" style:family="text">
      <style:text-properties style:font-name="Calibri" fo:font-weight="bold" style:font-weight-asian="bold" style:font-name-complex="Calibri1" style:font-weight-complex="bold" fo:background-color="#ffff00"/>
    </style:style>
    <style:style style:name="T13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name-complex="Calibri1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8. Modely počítačových sítí</text:span><text:span text:style-name="T1"/></text:h>
      <text:h text:style-name="P2" text:outline-level="2" loext:marker-style-name="T2"><text:span text:style-name="T3">* nepovinné informace</text:span><text:span text:style-name="T2"/></text:h>
      <text:h text:style-name="P2" text:outline-level="2" loext:marker-style-name="T4"><text:span text:style-name="T5">důležité informace</text:span><text:span text:style-name="T6"/></text:h>
      <text:p text:style-name="P3" loext:marker-style-name="T7"><text:span text:style-name="T8">*</text:span><text:span text:style-name="T7"> důležité informace v nepovinné sekci dokumentu</text:span></text:p>
      <text:p text:style-name="P4" loext:marker-style-name="T7"/>
      <text:list xml:id="list3785620231" text:style-name="WWNum9">
        <text:list-item>
          <text:list>
            <text:list-item>
              <text:h text:style-name="P5" text:outline-level="2" loext:marker-style-name="T9"><text:span text:style-name="T9">Význam</text:span><text:span text:style-name="T9"/></text:h>
            </text:list-item>
          </text:list>
        </text:list-item>
      </text:list>
      <text:h text:style-name="P6" text:outline-level="3" loext:marker-style-name="T10"><text:span text:style-name="T10">VYSVĚTLENÍ</text:span><text:span text:style-name="T10"/></text:h>
      <text:p text:style-name="Standard" loext:marker-style-name="T10"><text:span text:style-name="T11">Počítačová síť</text:span><text:span text:style-name="T10"> je </text:span><text:span text:style-name="T12">skupina propojených zařízení</text:span><text:span text:style-name="T10">, která umožňuje </text:span><text:span text:style-name="T12">sdílení dat a zdrojů</text:span><text:span text:style-name="T10">. Sítě se liší svou velikostí a účelem.</text:span></text:p>
      <text:p text:style-name="Standard" loext:marker-style-name="T11"><text:span text:style-name="T11">Typy sítí:</text:span><text:span text:style-name="T11"/></text:p>
      <text:list text:style-name="WWNum1">
        <text:list-item>
          <text:p text:style-name="P7" loext:marker-style-name="T10"><text:span text:style-name="T11">LAN (Local Area Network)</text:span><text:span text:style-name="T10"> – Místní síť (např. kancelář, škola).</text:span></text:p>
        </text:list-item>
        <text:list-item>
          <text:p text:style-name="P7" loext:marker-style-name="T10"><text:span text:style-name="T11">MAN (Metropolitan Area Network)</text:span><text:span text:style-name="T10"> – Regionální síť (např. město, univerzita).</text:span></text:p>
        </text:list-item>
        <text:list-item>
          <text:p text:style-name="P7" loext:marker-style-name="T10"><text:span text:style-name="T11">WAN (Wide Area Network)</text:span><text:span text:style-name="T10"> – Rozlehlá síť (např. propojení mezi státy, kontinenty).</text:span></text:p>
        </text:list-item>
      </text:list>
      <text:p text:style-name="Standard" loext:marker-style-name="T11"><text:span text:style-name="T11">Význam síťových modelů:</text:span><text:span text:style-name="T11"/></text:p>
      <text:list text:style-name="WWNum10">
        <text:list-item>
          <text:p text:style-name="P8" loext:marker-style-name="T10"><text:span text:style-name="T11">Standardizace komunikace</text:span><text:span text:style-name="T10"> – Zařízení různých výrobců mohou spolupracovat.</text:span></text:p>
        </text:list-item>
        <text:list-item>
          <text:p text:style-name="P8" loext:marker-style-name="T10"><text:span text:style-name="T11">Rozdělení funkcí do vrstev: </text:span><text:span text:style-name="T10">Umožňuje efektivní návrh a správu sítí.</text:span></text:p>
        </text:list-item>
        <text:list-item>
          <text:p text:style-name="P8" loext:marker-style-name="T11"><text:span text:style-name="T11">Zjednodušení vývoje síťových protokolů a aplikací.</text:span><text:span text:style-name="T11"/></text:p>
        </text:list-item>
      </text:list>
      <text:list xml:id="list81158751561466" text:continue-list="list3785620231" text:style-name="WWNum9">
        <text:list-item>
          <text:list>
            <text:list-item>
              <text:h text:style-name="P5" text:outline-level="2" loext:marker-style-name="T9"><text:span text:style-name="T9">OSI model</text:span><text:span text:style-name="T9"/></text:h>
            </text:list-item>
          </text:list>
        </text:list-item>
      </text:list>
      <text:h text:style-name="P6" text:outline-level="3" loext:marker-style-name="T10"><text:span text:style-name="T10">VYSVĚTLENÍ</text:span><text:span text:style-name="T10"/></text:h>
      <text:p text:style-name="Standard" loext:marker-style-name="T10"><text:span text:style-name="T12">OSI model (Open Systems Interconnection)</text:span><text:span text:style-name="T10"> je </text:span><text:span text:style-name="T12">referenční model</text:span><text:span text:style-name="T10"> vyvinutý organizací </text:span><text:span text:style-name="T12">ISO</text:span><text:span text:style-name="T10"> pro </text:span><text:span text:style-name="T12">standardizaci síťové komunikace</text:span><text:span text:style-name="T10">.</text:span></text:p>
      <text:p text:style-name="Standard" loext:marker-style-name="T11"><text:span text:style-name="T11">Výhody OSI modelu:</text:span><text:span text:style-name="T11"/></text:p>
      <text:list text:style-name="WWNum2">
        <text:list-item>
          <text:p text:style-name="P9" loext:marker-style-name="T10"><text:span text:style-name="T11">Modularita</text:span><text:span text:style-name="T10"> – Každá vrstva má specifickou funkci a může být upravena samostatně.</text:span></text:p>
        </text:list-item>
        <text:list-item>
          <text:p text:style-name="P9" loext:marker-style-name="T10"><text:span text:style-name="T11">Flexibilita</text:span><text:span text:style-name="T10"> – Umožňuje snadnou integraci nových technologií.</text:span></text:p>
        </text:list-item>
        <text:list-item>
          <text:p text:style-name="P9" loext:marker-style-name="T10"><text:span text:style-name="T11">Standardizace</text:span><text:span text:style-name="T10"> – Různé systémy mohou vzájemně komunikovat.</text:span></text:p>
        </text:list-item>
      </text:list>
      <text:h text:style-name="Heading_20_2" text:outline-level="2" loext:marker-style-name="T9"><text:span text:style-name="T9">8.2.1 Sktruktura TCP/IP modelu</text:span><text:span text:style-name="T9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 loext:marker-style-name="T11"><text:span text:style-name="T11">Vrstva</text:span><text:span text:style-name="T11"/></text:p>
          </table:table-cell>
          <table:table-cell table:style-name="Table1.A1" office:value-type="string">
            <text:p text:style-name="P10" loext:marker-style-name="T11"><text:span text:style-name="T11">Název</text:span><text:span text:style-name="T11"/></text:p>
          </table:table-cell>
          <table:table-cell table:style-name="Table1.A1" office:value-type="string">
            <text:p text:style-name="P10" loext:marker-style-name="T11"><text:span text:style-name="T11">Funkce</text:span><text:span text:style-name="T11"/></text:p>
          </table:table-cell>
          <table:table-cell table:style-name="Table1.A1" office:value-type="string">
            <text:p text:style-name="P10" loext:marker-style-name="T11"><text:span text:style-name="T11">PDU</text:span><text:span text:style-name="T11"/></text:p>
          </table:table-cell>
        </table:table-row>
        <table:table-row table:style-name="Table1.1">
          <table:table-cell table:style-name="Table1.A1" office:value-type="string">
            <text:p text:style-name="P11" loext:marker-style-name="T10"><text:span text:style-name="T10">7</text:span><text:span text:style-name="T10"/></text:p>
          </table:table-cell>
          <table:table-cell table:style-name="Table1.A1" office:value-type="string">
            <text:p text:style-name="P11" loext:marker-style-name="T10"><text:span text:style-name="T10">Aplikační</text:span><text:span text:style-name="T10"/></text:p>
          </table:table-cell>
          <table:table-cell table:style-name="Table1.A1" office:value-type="string">
            <text:p text:style-name="P11" loext:marker-style-name="T10"><text:span text:style-name="T10">Síťové služby pro uživatele (e-maily, web, FTP)</text:span><text:span text:style-name="T10"/></text:p>
          </table:table-cell>
          <table:table-cell table:style-name="Table1.A1" office:value-type="string">
            <text:p text:style-name="P11" loext:marker-style-name="T10"><text:span text:style-name="T10">Data</text:span><text:span text:style-name="T10"/></text:p>
          </table:table-cell>
        </table:table-row>
        <table:table-row table:style-name="Table1.1">
          <table:table-cell table:style-name="Table1.A1" office:value-type="string">
            <text:p text:style-name="P11" loext:marker-style-name="T10"><text:span text:style-name="T10">6</text:span><text:span text:style-name="T10"/></text:p>
          </table:table-cell>
          <table:table-cell table:style-name="Table1.A1" office:value-type="string">
            <text:p text:style-name="P11" loext:marker-style-name="T10"><text:span text:style-name="T10">Prezentační</text:span><text:span text:style-name="T10"/></text:p>
          </table:table-cell>
          <table:table-cell table:style-name="Table1.A1" office:value-type="string">
            <text:p text:style-name="P11" loext:marker-style-name="T10"><text:span text:style-name="T10">Převod dat do srozumitelného formátu (šifrování, komprese)</text:span><text:span text:style-name="T10"/></text:p>
          </table:table-cell>
          <table:table-cell table:style-name="Table1.A1" office:value-type="string">
            <text:p text:style-name="P11" loext:marker-style-name="T10"><text:span text:style-name="T10">Data</text:span><text:span text:style-name="T10"/></text:p>
          </table:table-cell>
        </table:table-row>
        <table:table-row table:style-name="Table1.1">
          <table:table-cell table:style-name="Table1.A1" office:value-type="string">
            <text:p text:style-name="P11" loext:marker-style-name="T10"><text:span text:style-name="T10">5</text:span><text:span text:style-name="T10"/></text:p>
          </table:table-cell>
          <table:table-cell table:style-name="Table1.A1" office:value-type="string">
            <text:p text:style-name="P11" loext:marker-style-name="T10"><text:span text:style-name="T10">Relační</text:span><text:span text:style-name="T10"/></text:p>
          </table:table-cell>
          <table:table-cell table:style-name="Table1.A1" office:value-type="string">
            <text:p text:style-name="P11" loext:marker-style-name="T10"><text:span text:style-name="T10">Správa a udržování komunikačních relací mezi aplikacemi</text:span><text:span text:style-name="T10"/></text:p>
          </table:table-cell>
          <table:table-cell table:style-name="Table1.A1" office:value-type="string">
            <text:p text:style-name="P11" loext:marker-style-name="T10"><text:span text:style-name="T10">Data</text:span><text:span text:style-name="T10"/></text:p>
          </table:table-cell>
        </table:table-row>
        <table:table-row table:style-name="Table1.1">
          <table:table-cell table:style-name="Table1.A1" office:value-type="string">
            <text:p text:style-name="P11" loext:marker-style-name="T10"><text:span text:style-name="T10">4</text:span><text:span text:style-name="T10"/></text:p>
          </table:table-cell>
          <table:table-cell table:style-name="Table1.A1" office:value-type="string">
            <text:p text:style-name="P11" loext:marker-style-name="T10"><text:span text:style-name="T10">Transportní</text:span><text:span text:style-name="T10"/></text:p>
          </table:table-cell>
          <table:table-cell table:style-name="Table1.A1" office:value-type="string">
            <text:p text:style-name="P11" loext:marker-style-name="T10"><text:span text:style-name="T10">Spolehlivý přenos dat mezi zařízeními (TCP/UDP)</text:span><text:span text:style-name="T10"/></text:p>
          </table:table-cell>
          <table:table-cell table:style-name="Table1.A1" office:value-type="string">
            <text:p text:style-name="P12" loext:marker-style-name="T10"><text:span text:style-name="T10">TCP – Segment</text:span><text:span text:style-name="T10"/></text:p>
            <text:p text:style-name="P11" loext:marker-style-name="T10"><text:span text:style-name="T10">UDP - Datagram</text:span><text:span text:style-name="T10"/></text:p>
          </table:table-cell>
        </table:table-row>
        <table:table-row table:style-name="Table1.1">
          <table:table-cell table:style-name="Table1.A1" office:value-type="string">
            <text:p text:style-name="P11" loext:marker-style-name="T10"><text:span text:style-name="T10">3</text:span><text:span text:style-name="T10"/></text:p>
          </table:table-cell>
          <table:table-cell table:style-name="Table1.A1" office:value-type="string">
            <text:p text:style-name="P11" loext:marker-style-name="T10"><text:span text:style-name="T10">Síťová</text:span><text:span text:style-name="T10"/></text:p>
          </table:table-cell>
          <table:table-cell table:style-name="Table1.A1" office:value-type="string">
            <text:p text:style-name="P11" loext:marker-style-name="T10"><text:span text:style-name="T10">Směrování paketů v síti (IP adresy)</text:span><text:span text:style-name="T10"/></text:p>
          </table:table-cell>
          <table:table-cell table:style-name="Table1.A1" office:value-type="string">
            <text:p text:style-name="P11" loext:marker-style-name="T10"><text:span text:style-name="T10">Pakety</text:span><text:span text:style-name="T10"/></text:p>
          </table:table-cell>
        </table:table-row>
        <text:soft-page-break/>
        <table:table-row table:style-name="Table1.1">
          <table:table-cell table:style-name="Table1.A1" office:value-type="string">
            <text:p text:style-name="P11" loext:marker-style-name="T10"><text:span text:style-name="T10">2</text:span><text:span text:style-name="T10"/></text:p>
          </table:table-cell>
          <table:table-cell table:style-name="Table1.A1" office:value-type="string">
            <text:p text:style-name="P11" loext:marker-style-name="T10"><text:span text:style-name="T10">Linková</text:span><text:span text:style-name="T10"/></text:p>
          </table:table-cell>
          <table:table-cell table:style-name="Table1.A1" office:value-type="string">
            <text:p text:style-name="P11" loext:marker-style-name="T10"><text:span text:style-name="T10">Správa přenosu dat v rámci lokální sítě (rámce, Ethernet)</text:span><text:span text:style-name="T10"/></text:p>
          </table:table-cell>
          <table:table-cell table:style-name="Table1.A1" office:value-type="string">
            <text:p text:style-name="P11" loext:marker-style-name="T10"><text:span text:style-name="T10">Rámec (frame)</text:span><text:span text:style-name="T10"/></text:p>
          </table:table-cell>
        </table:table-row>
        <table:table-row table:style-name="Table1.1">
          <table:table-cell table:style-name="Table1.A1" office:value-type="string">
            <text:p text:style-name="P11" loext:marker-style-name="T10"><text:span text:style-name="T10">1</text:span><text:span text:style-name="T10"/></text:p>
          </table:table-cell>
          <table:table-cell table:style-name="Table1.A1" office:value-type="string">
            <text:p text:style-name="P11" loext:marker-style-name="T10"><text:span text:style-name="T10">Fyzická</text:span><text:span text:style-name="T10"/></text:p>
          </table:table-cell>
          <table:table-cell table:style-name="Table1.A1" office:value-type="string">
            <text:p text:style-name="P11" loext:marker-style-name="T10"><text:span text:style-name="T10">Přenos surových dat (bitů) přes fyzická média (kabely, Wi-Fi)</text:span><text:span text:style-name="T10"/></text:p>
          </table:table-cell>
          <table:table-cell table:style-name="Table1.A1" office:value-type="string">
            <text:p text:style-name="P11" loext:marker-style-name="T10"><text:span text:style-name="T10">Bity (0,1)</text:span><text:span text:style-name="T10"/></text:p>
          </table:table-cell>
        </table:table-row>
      </table:table>
      <text:p text:style-name="Standard" loext:marker-style-name="T13"><text:span text:style-name="T13">Spolupráce vrstev:</text:span><text:span text:style-name="T13"/></text:p>
      <text:list text:style-name="WWNum3">
        <text:list-item>
          <text:p text:style-name="P13" loext:marker-style-name="T10"><text:span text:style-name="T10">Každá vrstva komunikuje </text:span><text:span text:style-name="T11">se sousedními vrstvami</text:span><text:span text:style-name="T10">.</text:span></text:p>
        </text:list-item>
        <text:list-item>
          <text:p text:style-name="P13" loext:marker-style-name="T10"><text:span text:style-name="T10">Zajišťuje se </text:span><text:span text:style-name="T11">plynulý tok informací</text:span><text:span text:style-name="T10"> mezi odesílatelem a příjemcem.</text:span></text:p>
        </text:list-item>
      </text:list>
      <text:p text:style-name="P14" loext:marker-style-name="T10"/>
      <text:list xml:id="list81159232774049" text:continue-list="list81158751561466" text:style-name="WWNum9">
        <text:list-item>
          <text:list>
            <text:list-item>
              <text:h text:style-name="P5" text:outline-level="2" loext:marker-style-name="T9"><text:span text:style-name="T9">TCP/IP model</text:span><text:span text:style-name="T9"/></text:h>
            </text:list-item>
          </text:list>
        </text:list-item>
      </text:list>
      <text:h text:style-name="P6" text:outline-level="3" loext:marker-style-name="T10"><text:span text:style-name="T10">VYSVĚTLENÍ</text:span><text:span text:style-name="T10"/></text:h>
      <text:p text:style-name="Standard" loext:marker-style-name="T10"><text:span text:style-name="T12">TCP/IP (Transmission Control Protocol / Internet Protocol) je praktický model</text:span><text:span text:style-name="T11"> </text:span><text:span text:style-name="T10">používaný pro </text:span><text:span text:style-name="T12">přenos dat v reálných sítích, včetně internetu.</text:span></text:p>
      <text:h text:style-name="Heading_20_2" text:outline-level="2" loext:marker-style-name="T9"><text:span text:style-name="T9">8.3.1 Sktruktura TCP/IP modelu</text:span><text:span text:style-name="T9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 loext:marker-style-name="T11"><text:span text:style-name="T11">Vrstva</text:span><text:span text:style-name="T11"/></text:p>
          </table:table-cell>
          <table:table-cell table:style-name="Table2.A1" office:value-type="string">
            <text:p text:style-name="P10" loext:marker-style-name="T11"><text:span text:style-name="T11">Název</text:span><text:span text:style-name="T11"/></text:p>
          </table:table-cell>
          <table:table-cell table:style-name="Table2.A1" office:value-type="string">
            <text:p text:style-name="P10" loext:marker-style-name="T11"><text:span text:style-name="T11">Funkce</text:span><text:span text:style-name="T11"/></text:p>
          </table:table-cell>
        </table:table-row>
        <table:table-row table:style-name="Table2.1">
          <table:table-cell table:style-name="Table2.A1" office:value-type="string">
            <text:p text:style-name="P10" loext:marker-style-name="T10"><text:span text:style-name="T10">4</text:span><text:span text:style-name="T10"/></text:p>
          </table:table-cell>
          <table:table-cell table:style-name="Table2.A1" office:value-type="string">
            <text:p text:style-name="P10" loext:marker-style-name="T10"><text:span text:style-name="T10">Aplikační</text:span><text:span text:style-name="T10"/></text:p>
          </table:table-cell>
          <table:table-cell table:style-name="Table2.A1" office:value-type="string">
            <text:p text:style-name="P10" loext:marker-style-name="T10"><text:span text:style-name="T10">Síťové služby (HTTP, FTP, SMTP, DNS)</text:span><text:span text:style-name="T10"/></text:p>
          </table:table-cell>
        </table:table-row>
        <table:table-row table:style-name="Table2.1">
          <table:table-cell table:style-name="Table2.A1" office:value-type="string">
            <text:p text:style-name="P10" loext:marker-style-name="T10"><text:span text:style-name="T10">3</text:span><text:span text:style-name="T10"/></text:p>
          </table:table-cell>
          <table:table-cell table:style-name="Table2.A1" office:value-type="string">
            <text:p text:style-name="P10" loext:marker-style-name="T10"><text:span text:style-name="T10">Transportní</text:span><text:span text:style-name="T10"/></text:p>
          </table:table-cell>
          <table:table-cell table:style-name="Table2.A1" office:value-type="string">
            <text:p text:style-name="P10" loext:marker-style-name="T10"><text:span text:style-name="T10">Spolehlivý (TCP) nebo nespolehlivý (UDP) přenos dat</text:span><text:span text:style-name="T10"/></text:p>
          </table:table-cell>
        </table:table-row>
        <table:table-row table:style-name="Table2.1">
          <table:table-cell table:style-name="Table2.A1" office:value-type="string">
            <text:p text:style-name="P10" loext:marker-style-name="T10"><text:span text:style-name="T10">2</text:span><text:span text:style-name="T10"/></text:p>
          </table:table-cell>
          <table:table-cell table:style-name="Table2.A1" office:value-type="string">
            <text:p text:style-name="P10" loext:marker-style-name="T10"><text:span text:style-name="T10">Internetová</text:span><text:span text:style-name="T10"/></text:p>
          </table:table-cell>
          <table:table-cell table:style-name="Table2.A1" office:value-type="string">
            <text:p text:style-name="P10" loext:marker-style-name="T10"><text:span text:style-name="T10">Směrování paketů (IP, ICMP)</text:span><text:span text:style-name="T10"/></text:p>
          </table:table-cell>
        </table:table-row>
        <table:table-row table:style-name="Table2.1">
          <table:table-cell table:style-name="Table2.A1" office:value-type="string">
            <text:p text:style-name="P10" loext:marker-style-name="T10"><text:span text:style-name="T10">1</text:span><text:span text:style-name="T10"/></text:p>
          </table:table-cell>
          <table:table-cell table:style-name="Table2.A1" office:value-type="string">
            <text:p text:style-name="P10" loext:marker-style-name="T10"><text:span text:style-name="T10">Síťové rozhraní</text:span><text:span text:style-name="T10"/></text:p>
          </table:table-cell>
          <table:table-cell table:style-name="Table2.A1" office:value-type="string">
            <text:p text:style-name="P10" loext:marker-style-name="T10"><text:span text:style-name="T10">Fyzický přenos dat (Ethernet, Wi-Fi)</text:span><text:span text:style-name="T10"/></text:p>
          </table:table-cell>
        </table:table-row>
      </table:table>
      <text:p text:style-name="Standard" loext:marker-style-name="T11"><text:span text:style-name="T11">Výhody TCP/IP modelu:</text:span><text:span text:style-name="T11"/></text:p>
      <text:list text:style-name="WWNum4">
        <text:list-item>
          <text:p text:style-name="P15" loext:marker-style-name="T10"><text:span text:style-name="T11">Praktické použití</text:span><text:span text:style-name="T10"> – Funguje v reálných sítích.</text:span></text:p>
        </text:list-item>
        <text:list-item>
          <text:p text:style-name="P15" loext:marker-style-name="T10"><text:span text:style-name="T11">Jednodušší než OSI model</text:span><text:span text:style-name="T10"> – Pouze 4 vrstvy.</text:span></text:p>
        </text:list-item>
        <text:list-item>
          <text:p text:style-name="P15" loext:marker-style-name="T10"><text:span text:style-name="T11">Základ internetu</text:span><text:span text:style-name="T10"> – Standardizovaná komunikace pro globální propojení.</text:span></text:p>
        </text:list-item>
      </text:list>
      <text:h text:style-name="Heading_20_2" text:outline-level="2" loext:marker-style-name="T9"><text:span text:style-name="T9">8.3.3 Protokoly v TCP/IP modelu</text:span><text:span text:style-name="T9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 loext:marker-style-name="T10"><text:span text:style-name="T10">Vrstva</text:span><text:span text:style-name="T10"/></text:p>
          </table:table-cell>
          <table:table-cell table:style-name="Table3.A1" office:value-type="string">
            <text:p text:style-name="P10" loext:marker-style-name="T10"><text:span text:style-name="T10">Protokoly</text:span><text:span text:style-name="T10"/></text:p>
          </table:table-cell>
          <table:table-cell table:style-name="Table3.A1" office:value-type="string">
            <text:p text:style-name="P10" loext:marker-style-name="T10"><text:span text:style-name="T10">Funkce</text:span><text:span text:style-name="T10"/></text:p>
          </table:table-cell>
        </table:table-row>
        <table:table-row table:style-name="Table3.1">
          <table:table-cell table:style-name="Table3.A1" office:value-type="string">
            <text:p text:style-name="P10" loext:marker-style-name="T10"><text:span text:style-name="T10">Aplikační</text:span><text:span text:style-name="T10"/></text:p>
          </table:table-cell>
          <table:table-cell table:style-name="Table3.A1" office:value-type="string">
            <text:p text:style-name="P10" loext:marker-style-name="T10"><text:span text:style-name="T10">HTTP, FTP, SMTP</text:span><text:span text:style-name="T10"/></text:p>
          </table:table-cell>
          <table:table-cell table:style-name="Table3.A1" office:value-type="string">
            <text:p text:style-name="P10" loext:marker-style-name="T10"><text:span text:style-name="T10">Web, soubory, e-maily</text:span><text:span text:style-name="T10"/></text:p>
          </table:table-cell>
        </table:table-row>
        <table:table-row table:style-name="Table3.1">
          <table:table-cell table:style-name="Table3.A1" office:value-type="string">
            <text:p text:style-name="P10" loext:marker-style-name="T10"><text:span text:style-name="T10">Transportní</text:span><text:span text:style-name="T10"/></text:p>
          </table:table-cell>
          <table:table-cell table:style-name="Table3.A1" office:value-type="string">
            <text:p text:style-name="P10" loext:marker-style-name="T10"><text:span text:style-name="T10">TCP, UDP</text:span><text:span text:style-name="T10"/></text:p>
          </table:table-cell>
          <table:table-cell table:style-name="Table3.A1" office:value-type="string">
            <text:p text:style-name="P10" loext:marker-style-name="T10"><text:span text:style-name="T10">Spolehlivý / nespolehlivý přenos</text:span><text:span text:style-name="T10"/></text:p>
          </table:table-cell>
        </table:table-row>
        <table:table-row table:style-name="Table3.1">
          <table:table-cell table:style-name="Table3.A1" office:value-type="string">
            <text:p text:style-name="P10" loext:marker-style-name="T10"><text:span text:style-name="T10">Internetová</text:span><text:span text:style-name="T10"/></text:p>
          </table:table-cell>
          <table:table-cell table:style-name="Table3.A1" office:value-type="string">
            <text:p text:style-name="P10" loext:marker-style-name="T10"><text:span text:style-name="T10">IP, ICMP</text:span><text:span text:style-name="T10"/></text:p>
          </table:table-cell>
          <table:table-cell table:style-name="Table3.A1" office:value-type="string">
            <text:p text:style-name="P10" loext:marker-style-name="T10"><text:span text:style-name="T10">Směrování, zprávy o chybách</text:span><text:span text:style-name="T10"/></text:p>
          </table:table-cell>
        </table:table-row>
        <table:table-row table:style-name="Table3.1">
          <table:table-cell table:style-name="Table3.A1" office:value-type="string">
            <text:p text:style-name="P10" loext:marker-style-name="T10"><text:span text:style-name="T10">Síťové rozhraní</text:span><text:span text:style-name="T10"/></text:p>
          </table:table-cell>
          <table:table-cell table:style-name="Table3.A1" office:value-type="string">
            <text:p text:style-name="P10" loext:marker-style-name="T10"><text:span text:style-name="T10">Ethernet, Wi-Fi</text:span><text:span text:style-name="T10"/></text:p>
          </table:table-cell>
          <table:table-cell table:style-name="Table3.A1" office:value-type="string">
            <text:p text:style-name="P10" loext:marker-style-name="T10"><text:span text:style-name="T10">Fyzické propojení</text:span><text:span text:style-name="T10"/></text:p>
          </table:table-cell>
        </table:table-row>
      </table:table>
      <text:h text:style-name="Heading_20_2" text:outline-level="2" loext:marker-style-name="T9"><text:span text:style-name="T9">8.3.4 Srovnání obou modelů</text:span><text:span text:style-name="T9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 loext:marker-style-name="T10"><text:span text:style-name="T10">OSI model</text:span><text:span text:style-name="T10"/></text:p>
          </table:table-cell>
          <table:table-cell table:style-name="Table4.A1" office:value-type="string">
            <text:p text:style-name="P10" loext:marker-style-name="T10"><text:span text:style-name="T10"><text:s text:c="13"/>TCP/IP model</text:span><text:span text:style-name="T10"/></text:p>
          </table:table-cell>
        </table:table-row>
        <table:table-row table:style-name="Table4.1">
          <table:table-cell table:style-name="Table4.A1" office:value-type="string">
            <text:p text:style-name="P10" loext:marker-style-name="T10"><text:span text:style-name="T10">7 vrstev</text:span><text:span text:style-name="T10"/></text:p>
          </table:table-cell>
          <table:table-cell table:style-name="Table4.A1" office:value-type="string">
            <text:p text:style-name="P10" loext:marker-style-name="T10"><text:span text:style-name="T10"><text:s text:c="13"/>4 vrstvy</text:span><text:span text:style-name="T10"/></text:p>
          </table:table-cell>
        </table:table-row>
        <table:table-row table:style-name="Table4.1">
          <table:table-cell table:style-name="Table4.A1" office:value-type="string">
            <text:p text:style-name="P10" loext:marker-style-name="T10"><text:span text:style-name="T10">Teoretický model</text:span><text:span text:style-name="T10"/></text:p>
          </table:table-cell>
          <table:table-cell table:style-name="Table4.A1" office:value-type="string">
            <text:p text:style-name="P10" loext:marker-style-name="T10"><text:span text:style-name="T10"><text:s text:c="13"/>Praktický model</text:span><text:span text:style-name="T10"/></text:p>
          </table:table-cell>
        </table:table-row>
        <table:table-row table:style-name="Table4.1">
          <table:table-cell table:style-name="Table4.A1" office:value-type="string">
            <text:p text:style-name="P10" loext:marker-style-name="T10"><text:span text:style-name="T10">Přesně definované vrstvy</text:span><text:span text:style-name="T10"/></text:p>
          </table:table-cell>
          <table:table-cell table:style-name="Table4.A1" office:value-type="string">
            <text:p text:style-name="P10" loext:marker-style-name="T10"><text:span text:style-name="T10"><text:s text:c="13"/>Některé vrstvy jsou sloučeny</text:span><text:span text:style-name="T10"/></text:p>
          </table:table-cell>
        </table:table-row>
        <table:table-row table:style-name="Table4.1">
          <table:table-cell table:style-name="Table4.A1" office:value-type="string">
            <text:p text:style-name="P10" loext:marker-style-name="T10"><text:span text:style-name="T10">Použitelný pro širokou škálu technologií</text:span><text:span text:style-name="T10"/></text:p>
          </table:table-cell>
          <table:table-cell table:style-name="Table4.A1" office:value-type="string">
            <text:p text:style-name="P10" loext:marker-style-name="T10"><text:span text:style-name="T10"><text:s text:c="13"/>Primárně pro internetovou komunikaci</text:span><text:span text:style-name="T10"/></text:p>
          </table:table-cell>
        </table:table-row>
        <table:table-row table:style-name="Table4.1">
          <table:table-cell table:style-name="Table4.A1" office:value-type="string">
            <text:p text:style-name="P16" loext:marker-style-name="T10"/>
            <text:p text:style-name="P16" loext:marker-style-name="T10"><text:soft-page-break/></text:p>
            <text:p text:style-name="P17" loext:marker-style-name="T10"/>
          </table:table-cell>
          <table:table-cell table:style-name="Table4.A1" office:value-type="string">
            <text:p text:style-name="P17" loext:marker-style-name="T10"/>
          </table:table-cell>
        </table:table-row>
      </table:table>
      <text:h text:style-name="Heading_20_2" text:outline-level="2" loext:marker-style-name="T9"><text:span text:style-name="T9">8.3.5 Význam protokolů</text:span><text:span text:style-name="T9"/></text:h>
      <text:list text:style-name="WWNum5">
        <text:list-item>
          <text:p text:style-name="P18" loext:marker-style-name="T10"><text:span text:style-name="T11">Interoperabilita</text:span><text:span text:style-name="T10"> – Zajišťují kompatibilitu mezi zařízeními.</text:span></text:p>
        </text:list-item>
        <text:list-item>
          <text:p text:style-name="P18" loext:marker-style-name="T10"><text:span text:style-name="T11">Efektivita</text:span><text:span text:style-name="T10"> – Optimalizují přenos dat.</text:span></text:p>
        </text:list-item>
        <text:list-item>
          <text:p text:style-name="P18" loext:marker-style-name="T10"><text:span text:style-name="T11">Bezpečnost</text:span><text:span text:style-name="T10"> – Některé protokoly zajišťují šifrování (např. HTTPS, TLS).</text:span></text:p>
        </text:list-item>
      </text:list>
      <text:h text:style-name="Heading_20_2" text:outline-level="2" loext:marker-style-name="T9"><text:span text:style-name="T9">8.3.6 Praktické využití modelů v sítí</text:span><text:span text:style-name="T9"/></text:h>
      <text:p text:style-name="Standard" loext:marker-style-name="T11"><text:span text:style-name="T11">OSI model:</text:span><text:span text:style-name="T11"/></text:p>
      <text:list text:style-name="WWNum6">
        <text:list-item>
          <text:p text:style-name="P19" loext:marker-style-name="T10"><text:span text:style-name="T11">Diagnostika problémů</text:span><text:span text:style-name="T10"> – Pomáhá najít poruchy v síťové komunikaci.</text:span></text:p>
        </text:list-item>
        <text:list-item>
          <text:p text:style-name="P19" loext:marker-style-name="T10"><text:span text:style-name="T11">Vývoj technologií</text:span><text:span text:style-name="T10"> – Poskytuje rámec pro nové síťové protokoly.</text:span></text:p>
        </text:list-item>
      </text:list>
      <text:p text:style-name="Standard" loext:marker-style-name="T11"><text:span text:style-name="T11">TCP/IP model:</text:span><text:span text:style-name="T11"/></text:p>
      <text:list text:style-name="WWNum7">
        <text:list-item>
          <text:p text:style-name="P20" loext:marker-style-name="T10"><text:span text:style-name="T11">Základ internetu</text:span><text:span text:style-name="T10"> – Používán ve všech moderních sítích.</text:span></text:p>
        </text:list-item>
        <text:list-item>
          <text:p text:style-name="P20" loext:marker-style-name="T10"><text:span text:style-name="T11">Síťové aplikace</text:span><text:span text:style-name="T10"> – Webové prohlížeče, e-maily, VoIP služby.</text:span></text:p>
        </text:list-item>
      </text:list>
      <text:p text:style-name="Standard" loext:marker-style-name="T11"><text:span text:style-name="T11">Příklady použití:</text:span><text:span text:style-name="T11"/></text:p>
      <text:list text:style-name="WWNum8">
        <text:list-item>
          <text:p text:style-name="P21" loext:marker-style-name="T10"><text:span text:style-name="T11">E-maily</text:span><text:span text:style-name="T10"> – SMTP (odesílání), IMAP/POP3 (příjem).</text:span></text:p>
        </text:list-item>
        <text:list-item>
          <text:p text:style-name="P21" loext:marker-style-name="T10"><text:span text:style-name="T11">Webový provoz</text:span><text:span text:style-name="T10"> – HTTP/HTTPS pro načítání webových stránek.</text:span></text:p>
        </text:list-item>
        <text:list-item>
          <text:p text:style-name="P21" loext:marker-style-name="T10"><text:span text:style-name="T11">Databáze</text:span><text:span text:style-name="T10"> – Propojení aplikací s databázemi pomocí ODBC/JDBC.</text:span></text:p>
        </text:list-item>
      </text:list>
      <text:p text:style-name="P14" loext:marker-style-name="T10"/>
      <text:list text:continue-list="list81159232774049" text:style-name="WWNum9">
        <text:list-item>
          <text:list>
            <text:list-item>
              <text:h text:style-name="P5" text:outline-level="2" loext:marker-style-name="T9"><text:span text:style-name="T9">Enkapsulace a dekapsulace</text:span><text:span text:style-name="T9"/></text:h>
            </text:list-item>
          </text:list>
        </text:list-item>
      </text:list>
      <text:h text:style-name="Heading_20_2" text:outline-level="2" loext:marker-style-name="T9"><text:span text:style-name="T9">8.4.1 Enkapsulace</text:span><text:span text:style-name="T9"/></text:h>
      <text:list text:style-name="WWNum11">
        <text:list-item>
          <text:p text:style-name="P22" loext:marker-style-name="T10"><text:span text:style-name="T10">Proces, kdy každá vrstva přidává k datům svou vlastní hlavičku.</text:span><text:span text:style-name="T10"/></text:p>
        </text:list-item>
        <text:list-item>
          <text:p text:style-name="P22" loext:marker-style-name="T10"><text:span text:style-name="T10">Probíhá na straně odesílatele.</text:span><text:span text:style-name="T10"/></text:p>
        </text:list-item>
        <text:list-item>
          <text:p text:style-name="P22" loext:marker-style-name="T10"><text:span text:style-name="T10">Příklad: Data → TCP hlavička → IP hlavička → Ethernetová hlavička → Rámec.</text:span><text:span text:style-name="T10"/></text:p>
        </text:list-item>
      </text:list>
      <text:h text:style-name="Heading_20_2" text:outline-level="2" loext:marker-style-name="T9"><text:span text:style-name="T9">8.4.2 Dekapsulace</text:span><text:span text:style-name="T9"/></text:h>
      <text:list text:style-name="WWNum12">
        <text:list-item>
          <text:p text:style-name="P23" loext:marker-style-name="T10"><text:span text:style-name="T10">Opačný proces, kdy každá vrstva odstraní svou hlavičku.</text:span><text:span text:style-name="T10"/></text:p>
        </text:list-item>
        <text:list-item>
          <text:p text:style-name="P23" loext:marker-style-name="T10"><text:span text:style-name="T10">Probíhá na straně příjemce.</text:span><text:span text:style-name="T10"/></text:p>
        </text:list-item>
        <text:list-item>
          <text:p text:style-name="P23" loext:marker-style-name="T10"><text:span text:style-name="T10">Příklad: Rámec → Ethernetová hlavička odstraněna → IP hlavička odstraněna → TCP hlavička odstraněna → Data.</text:span><text:span text:style-name="T10"/></text:p>
        </text:list-item>
      </text:list>
      <text:p text:style-name="Standard" loext:marker-style-name="T11"><text:span text:style-name="T11">Význam:</text:span><text:span text:style-name="T11"/></text:p>
      <text:list text:style-name="WWNum13">
        <text:list-item>
          <text:p text:style-name="P24" loext:marker-style-name="T10"><text:span text:style-name="T10">Správné doručování dat mezi vrstvami.</text:span><text:span text:style-name="T10"/></text:p>
        </text:list-item>
        <text:list-item>
          <text:p text:style-name="P24" loext:marker-style-name="T10"><text:span text:style-name="T10">Oddělení funkcí jednotlivých vrstev, což zvyšuje efektivitu síťové komunikace.</text:span><text:span text:style-name="T10"/></text:p>
        </text:list-item>
        <text:list-item>
          <text:p text:style-name="P25" loext:marker-style-name="T10"><text:span text:style-name="T10">Zajištění integrity přenosu.</text:span><text:span text:style-name="T10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cs" fo:country="CZ" style:letter-kerning="true" style:font-name-asian="Aptos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cs" fo:country="CZ" style:letter-kerning="true" style:font-name-asian="Aptos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Aptos" fo:font-family="Aptos" style:font-family-generic="roman" style:font-pitch="variable" fo:font-size="11pt" fo:language="cs" fo:country="CZ" style:letter-kerning="true" style:font-name-asian="Aptos2" style:font-family-asian="Aptos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Roboto" style:font-family-complex="Roboto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" style:font-family-complex="Roboto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Název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nadpis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á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Výrazný_20_citá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1" style:family="paragraph" style:parent-style-name="Heading_20_1" loext:linked-style-name="Styl1_20_Char">
      <style:paragraph-properties fo:margin-top="0.3335in" fo:margin-bottom="0.0835in" style:contextual-spacing="false" fo:line-height="150%" fo:text-align="center" style:justify-single-word="false"/>
      <style:text-properties fo:text-transform="uppercas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2_20_Char" style:display-name="Nadpis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3_20_Char" style:display-name="Nadpis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7_20_Char" style:display-name="Nadpis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8_20_Char" style:display-name="Nadpis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Název_20_Char" style:display-name="Název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át_20_Char" style:display-name="Citá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ýrazný_20_citát_20_Char" style:display-name="Výrazný citá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1_20_Char" style:display-name="Styl1 Char" style:family="text" style:parent-style-name="Nadpis_20_1_20_Char" loext:linked-style-name="Styl1">
      <style:text-properties fo:text-transform="uppercase" fo:color="#0f4761" loext:opacity="100%" style:font-name="Aptos Display" fo:font-family="'Aptos Display'" style:font-family-generic="roman" style:font-pitch="variabl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1" style:display-name="ListLabel 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0" style:display-name="ListLabel 6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8" style:display-name="ListLabel 6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1" style:display-name="ListLabel 7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Aptos1" fo:font-family="Aptos" style:font-family-generic="swiss" style:font-pitch="variable" style:font-name-complex="Calibri1" style:font-family-complex="Calibri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 text:start-value="8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4898in" fo:margin-left="0.7398in"/>
        </style:list-level-properties>
        <style:text-properties fo:font-family="Calibri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972in" fo:margin-bottom="0in" fo:margin-left="0.9839in" fo:margin-right="0.9839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5T15:12:00</meta:creation-date>
    <meta:initial-creator>Matěj Zimmer</meta:initial-creator>
    <dc:language>en-US</dc:language>
    <dc:date>2026-04-16T08:08:25</dc:date>
    <meta:editing-cycles>4</meta:editing-cycles>
    <meta:editing-duration>PT9M</meta:editing-duration>
    <meta:generator>LibreOffice/26.2.2.2$Linux_X86_64 LibreOffice_project/620$Build-2</meta:generator>
    <meta:document-statistic meta:table-count="4" meta:image-count="0" meta:object-count="0" meta:page-count="3" meta:paragraph-count="137" meta:word-count="589" meta:character-count="4109" meta:non-whitespace-character-count="3608"/>
    <meta:user-defined meta:name="AppVersion">15.0000</meta:user-defined>
    <meta:user-defined meta:name="Company">HP</meta:user-defined>
    <meta:template xlink:type="simple" xlink:actuate="onRequest" xlink:title="Normal.dotm" xlink:href=""/>
  </office:meta>
</office:document-meta>
</file>